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3.221cm" fo:min-width="4.14cm"/>
    </style:style>
    <style:style style:name="gr2" style:family="graphic" style:parent-style-name="standard">
      <style:graphic-properties draw:textarea-horizontal-align="justify" draw:textarea-vertical-align="top" draw:auto-grow-height="false" fo:min-height="3.221cm" fo:min-width="2.558cm"/>
    </style:style>
    <style:style style:name="gr3" style:family="graphic" style:parent-style-name="standard">
      <style:graphic-properties draw:fill-color="#b8860b" draw:textarea-horizontal-align="justify" draw:textarea-vertical-align="middle" draw:auto-grow-height="false" fo:min-height="0.403cm" fo:min-width="2.145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27cm" fo:min-width="1.871cm"/>
    </style:style>
    <style:style style:name="gr5" style:family="graphic" style:parent-style-name="standard">
      <style:graphic-properties draw:fill-color="#e0ffff" draw:textarea-horizontal-align="justify" draw:textarea-vertical-align="middle" draw:auto-grow-height="false" fo:min-height="0.403cm" fo:min-width="2.14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b8860b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e0ffff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4.64cm" svg:height="3.471cm" svg:x="1.539cm" svg:y="7.727cm">
          <text:p text:style-name="P1">Midi track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058cm" svg:height="3.471cm" svg:x="15.36cm" svg:y="3.745cm">
          <text:p text:style-name="P2">Master</text:p>
          <text:p text:style-name="P2">track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4.64cm" svg:height="3.471cm" svg:x="6.013cm" svg:y="2.473cm">
          <text:p text:style-name="P1">Bass</text:p>
          <text:p text:style-name="P1">drum track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645cm" svg:height="0.653cm" svg:x="3.543cm" svg:y="2.656cm">
          <text:p text:style-name="P1"><text:span text:style-name="T1">Audio cl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4" draw:layer="layout" svg:width="2.371cm" svg:height="1.477cm" svg:x="7.388cm" svg:y="4.261cm">
          <text:p text:style-name="P1">Reverb</text:p>
          <text:p text:style-name="P1">plugin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4.64cm" svg:height="3.471cm" svg:x="7.625cm" svg:y="7.703cm">
          <text:p text:style-name="P1">Synth track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371cm" svg:height="1.477cm" svg:x="9cm" svg:y="9.491cm">
          <text:p text:style-name="P1">Synth</text:p>
          <text:p text:style-name="P1">plugin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645cm" svg:height="0.653cm" svg:x="3.543cm" svg:y="3.356cm">
          <text:p text:style-name="P1"><text:span text:style-name="T1">Audio cl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2.645cm" svg:height="0.653cm" svg:x="3.543cm" svg:y="4.056cm">
          <text:p text:style-name="P1"><text:span text:style-name="T1">Audio cl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645cm" svg:height="0.653cm" svg:x="2.725cm" svg:y="8.61cm">
          <text:p text:style-name="P1"><text:span text:style-name="T1">midi cl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645cm" svg:height="0.653cm" svg:x="2.725cm" svg:y="9.31cm">
          <text:p text:style-name="P1"><text:span text:style-name="T1">midi cl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.645cm" svg:height="0.653cm" svg:x="2.725cm" svg:y="10.01cm">
          <text:p text:style-name="P1"><text:span text:style-name="T1">midi cli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6" draw:layer="layout" draw:type="curve" svg:x1="10.653cm" svg:y1="4.208cm" svg:x2="15.36cm" svg:y2="5.48cm" draw:start-shape="id1" draw:start-glue-point="1" draw:end-shape="id2" draw:end-glue-point="3" svg:d="M10653 4208c3531 0 1178 1272 4707 1272" svg:viewBox="0 0 4708 1273">
          <text:p/>
        </draw:connector>
        <draw:connector draw:style-name="gr6" draw:text-style-name="P6" draw:layer="layout" draw:type="curve" svg:x1="12.265cm" svg:y1="9.438cm" svg:x2="15.36cm" svg:y2="5.48cm" draw:start-shape="id3" draw:start-glue-point="1" draw:end-shape="id2" svg:d="M12265 9438c2322 0 775-3958 3095-3958" svg:viewBox="0 0 3096 3959">
          <text:p/>
        </draw:connector>
        <draw:connector draw:style-name="gr6" draw:text-style-name="P6" draw:layer="layout" draw:type="curve" svg:x1="6.179cm" svg:y1="9.462cm" svg:x2="7.625cm" svg:y2="9.438cm" draw:start-shape="id4" draw:start-glue-point="1" draw:end-shape="id3" draw:end-glue-point="3" svg:d="M6179 9462c1084 0 362-24 1446-24" svg:viewBox="0 0 1447 2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9T07:22:07.255631162</meta:creation-date>
    <dc:date>2020-09-19T07:32:09.188504004</dc:date>
    <meta:editing-duration>PT10M2S</meta:editing-duration>
    <meta:editing-cycles>2</meta:editing-cycles>
    <meta:generator>LibreOffice/6.0.7.3$Linux_X86_64 LibreOffice_project/00m0$Build-3</meta:generator>
    <meta:document-statistic meta:object-count="15"/>
  </office:meta>
</office:document-meta>
</file>